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nl" fo:country="NL"/>
    </style:style>
    <style:style style:name="P2" style:parent-style-name="Normal" style:family="paragraph">
      <style:text-properties fo:language="nl" fo:country="NL"/>
    </style:style>
  </office:automatic-styles>
  <office:body>
    <office:text text:use-soft-page-breaks="true">
      <text:p text:style-name="P1">&lt;!DOCTYPE html&gt;</text:p>
      <text:p text:style-name="P2">&lt;html lang="en"&gt;</text:p>
      <text:p text:style-name="Normal">&lt;head&gt;</text:p>
      <text:p text:style-name="Normal"><text:s text:c="4"/>&lt;meta charset="UTF-8"&gt;</text:p>
      <text:p text:style-name="Normal"><text:s text:c="4"/>&lt;title&gt;APPU Calculator&lt;/title&gt;</text:p>
      <text:p text:style-name="Normal"><text:s text:c="4"/>&lt;style&gt;</text:p>
      <text:p text:style-name="Normal"><text:s text:c="8"/>body {</text:p>
      <text:p text:style-name="Normal"><text:s text:c="12"/>font-family: Arial, sans-serif;</text:p>
      <text:p text:style-name="Normal"><text:s text:c="12"/>margin: 40px;</text:p>
      <text:p text:style-name="Normal"><text:s text:c="8"/>}</text:p>
      <text:p text:style-name="Normal"><text:s text:c="8"/>input[type="text"], select {</text:p>
      <text:p text:style-name="Normal"><text:s text:c="12"/>width: 100%;</text:p>
      <text:p text:style-name="Normal"><text:s text:c="12"/>padding: 10px;</text:p>
      <text:p text:style-name="Normal"><text:s text:c="12"/>margin: 5px 0 15px 0;</text:p>
      <text:p text:style-name="Normal"><text:s text:c="12"/>display: inline-block;</text:p>
      <text:p text:style-name="Normal"><text:s text:c="12"/>border: 1px solid #ccc;</text:p>
      <text:p text:style-name="Normal"><text:s text:c="12"/>border-radius: 4px;</text:p>
      <text:p text:style-name="Normal"><text:s text:c="12"/>box-sizing: border-box;</text:p>
      <text:p text:style-name="Normal"><text:s text:c="8"/>}</text:p>
      <text:p text:style-name="Normal"><text:s text:c="8"/>label {</text:p>
      <text:p text:style-name="Normal"><text:s text:c="12"/>font-weight: bold;</text:p>
      <text:p text:style-name="Normal"><text:s text:c="8"/>}</text:p>
      <text:p text:style-name="Normal"><text:s text:c="8"/>input[type="button"] {</text:p>
      <text:p text:style-name="Normal"><text:s text:c="12"/>width: 100%;</text:p>
      <text:p text:style-name="Normal"><text:s text:c="12"/>background-color: #4CAF50;</text:p>
      <text:p text:style-name="Normal"><text:s text:c="12"/>color: white;</text:p>
      <text:p text:style-name="Normal"><text:s text:c="12"/>padding: 14px 20px;</text:p>
      <text:p text:style-name="Normal"><text:s text:c="12"/>margin: 8px 0;</text:p>
      <text:p text:style-name="Normal"><text:s text:c="12"/>border: none;</text:p>
      <text:p text:style-name="Normal"><text:s text:c="12"/>border-radius: 4px;</text:p>
      <text:p text:style-name="Normal"><text:s text:c="12"/>cursor: pointer;</text:p>
      <text:soft-page-break/>
      <text:p text:style-name="Normal"><text:s text:c="8"/>}</text:p>
      <text:p text:style-name="Normal"><text:s text:c="8"/>input[type="button"]:hover {</text:p>
      <text:p text:style-name="Normal"><text:s text:c="12"/>background-color: #45a049;</text:p>
      <text:p text:style-name="Normal"><text:s text:c="8"/>}</text:p>
      <text:p text:style-name="Normal"><text:s text:c="8"/>button {</text:p>
      <text:p text:style-name="Normal"><text:s text:c="12"/>background-color: #4CAF50;</text:p>
      <text:p text:style-name="Normal"><text:s text:c="12"/>color: white;</text:p>
      <text:p text:style-name="Normal"><text:s text:c="12"/>padding: 10px;</text:p>
      <text:p text:style-name="Normal"><text:s text:c="12"/>margin: 5px;</text:p>
      <text:p text:style-name="Normal"><text:s text:c="12"/>border: none;</text:p>
      <text:p text:style-name="Normal"><text:s text:c="12"/>border-radius: 4px;</text:p>
      <text:p text:style-name="Normal"><text:s text:c="12"/>cursor: pointer;</text:p>
      <text:p text:style-name="Normal"><text:s text:c="8"/>}</text:p>
      <text:p text:style-name="Normal"><text:s text:c="8"/>button:hover {</text:p>
      <text:p text:style-name="Normal"><text:s text:c="12"/>background-color: #45a049;</text:p>
      <text:p text:style-name="Normal"><text:s text:c="8"/>}</text:p>
      <text:p text:style-name="Normal"><text:s text:c="8"/>.result {</text:p>
      <text:p text:style-name="Normal"><text:s text:c="12"/>margin-top: 20px;</text:p>
      <text:p text:style-name="Normal"><text:s text:c="12"/>padding: 10px;</text:p>
      <text:p text:style-name="Normal"><text:s text:c="12"/>border: 1px solid #ccc;</text:p>
      <text:p text:style-name="Normal"><text:s text:c="12"/>border-radius: 4px;</text:p>
      <text:p text:style-name="Normal"><text:s text:c="12"/>background-color: #f9f9f9;</text:p>
      <text:p text:style-name="Normal"><text:s text:c="8"/>}</text:p>
      <text:p text:style-name="Normal"><text:s text:c="8"/>.field-group {</text:p>
      <text:p text:style-name="Normal"><text:s text:c="12"/>margin-bottom: 20px;</text:p>
      <text:p text:style-name="Normal"><text:s text:c="12"/>padding: 10px;</text:p>
      <text:p text:style-name="Normal"><text:s text:c="12"/>border: 1px solid #ccc;</text:p>
      <text:p text:style-name="Normal"><text:s text:c="12"/>border-radius: 4px;</text:p>
      <text:p text:style-name="Normal"><text:s text:c="12"/>background-color: #f9f9f9;</text:p>
      <text:p text:style-name="Normal"><text:s text:c="8"/>}</text:p>
      <text:p text:style-name="Normal"><text:s text:c="4"/>&lt;/style&gt;</text:p>
      <text:soft-page-break/>
      <text:p text:style-name="Normal">&lt;/head&gt;</text:p>
      <text:p text:style-name="Normal">&lt;body&gt;</text:p>
      <text:p text:style-name="Normal"/>
      <text:p text:style-name="Normal">&lt;h2&gt;APPU (Average Price Per Unit) Calculator&lt;/h2&gt;</text:p>
      <text:p text:style-name="Normal"/>
      <text:p text:style-name="Normal">&lt;form id="appuCalculator"&gt;</text:p>
      <text:p text:style-name="Normal"><text:s text:c="4"/>&lt;div id="energyUsageSection"&gt;</text:p>
      <text:p text:style-name="Normal"><text:s text:c="8"/>&lt;h3&gt;Energy Usage&lt;/h3&gt;</text:p>
      <text:p text:style-name="Normal"><text:s text:c="8"/>&lt;div class="field-group"&gt;</text:p>
      <text:p text:style-name="Normal"><text:s text:c="12"/>&lt;label for="annualDayUsage"&gt;Annual Day Usage (kWh):&lt;/label&gt;</text:p>
      <text:p text:style-name="Normal"><text:s text:c="12"/>&lt;input type="text" name="annualDayUsage" placeholder="e.g., 1000"&gt;</text:p>
      <text:p text:style-name="Normal"><text:s text:c="12"/>&lt;label for="dayRate"&gt;Day Rate (p/kWh):&lt;/label&gt;</text:p>
      <text:p text:style-name="Normal"><text:s text:c="12"/>&lt;input type="text" name="dayRate" placeholder="e.g., 15"&gt;</text:p>
      <text:p text:style-name="Normal"><text:s text:c="12"/>&lt;label for="annualNightUsage"&gt;Annual Night Usage (kWh):&lt;/label&gt;</text:p>
      <text:p text:style-name="Normal"><text:s text:c="12"/>&lt;input type="text" name="annualNightUsage" placeholder="e.g., 500"&gt;</text:p>
      <text:p text:style-name="Normal"><text:s text:c="12"/>&lt;label for="nightRate"&gt;Night Rate (p/kWh):&lt;/label&gt;</text:p>
      <text:p text:style-name="Normal"><text:s text:c="12"/>&lt;input type="text" name="nightRate" placeholder="e.g., 10"&gt;</text:p>
      <text:p text:style-name="Normal"><text:s text:c="12"/>&lt;label for="rate3Usage"&gt;Rate 3 Usage (kWh):&lt;/label&gt;</text:p>
      <text:p text:style-name="Normal"><text:s text:c="12"/>&lt;input type="text" name="rate3Usage" placeholder="e.g., 200"&gt;</text:p>
      <text:p text:style-name="Normal"><text:s text:c="12"/>&lt;label for="rate3Rate"&gt;Rate 3 Rate (p/kWh):&lt;/label&gt;</text:p>
      <text:p text:style-name="Normal"><text:s text:c="12"/>&lt;input type="text" name="rate3Rate" placeholder="e.g., 20"&gt;</text:p>
      <text:p text:style-name="Normal"><text:s text:c="12"/>&lt;button type="button" onclick="removeFieldGroup(this)"&gt;Remove&lt;/button&gt;</text:p>
      <text:p text:style-name="Normal"><text:s text:c="8"/>&lt;/div&gt;</text:p>
      <text:p text:style-name="Normal"><text:s text:c="4"/>&lt;/div&gt;</text:p>
      <text:p text:style-name="Normal"><text:s text:c="4"/>&lt;button type="button" onclick="addEnergyUsage()"&gt;Add Energy Usage&lt;/button&gt;</text:p>
      <text:p text:style-name="Normal"/>
      <text:p text:style-name="Normal"><text:s text:c="4"/>&lt;div id="standingChargeSection"&gt;</text:p>
      <text:p text:style-name="Normal"><text:s text:c="8"/>&lt;h3&gt;Standing Charge&lt;/h3&gt;</text:p>
      <text:p text:style-name="Normal"><text:s text:c="8"/>&lt;div class="field-group"&gt;</text:p>
      <text:p text:style-name="Normal"><text:s text:c="12"/>&lt;label for="standingCharge"&gt;Standing Charge:&lt;/label&gt;</text:p>
      <text:p text:style-name="Normal"><text:s text:c="12"/>&lt;input type="text" name="standingCharge" placeholder="e.g., 0.25"&gt;</text:p>
      <text:soft-page-break/>
      <text:p text:style-name="Normal"><text:s text:c="12"/>&lt;label for="unitsForStandingCharge"&gt;Units for Standing Charge:&lt;/label&gt;</text:p>
      <text:p text:style-name="Normal"><text:s text:c="12"/>&lt;select name="unitsForStandingCharge"&gt;</text:p>
      <text:p text:style-name="Normal"><text:s text:c="16"/>&lt;option value="p/day"&gt;p/day&lt;/option&gt;</text:p>
      <text:p text:style-name="Normal"><text:s text:c="16"/>&lt;option value="£/day"&gt;£/day&lt;/option&gt;</text:p>
      <text:p text:style-name="Normal"><text:s text:c="16"/>&lt;option value="£/Month"&gt;£/Month&lt;/option&gt;</text:p>
      <text:p text:style-name="Normal"><text:s text:c="12"/>&lt;/select&gt;</text:p>
      <text:p text:style-name="Normal"><text:s text:c="12"/>&lt;button type="button" onclick="removeFieldGroup(this)"&gt;Remove&lt;/button&gt;</text:p>
      <text:p text:style-name="Normal"><text:s text:c="8"/>&lt;/div&gt;</text:p>
      <text:p text:style-name="Normal"><text:s text:c="4"/>&lt;/div&gt;</text:p>
      <text:p text:style-name="Normal"><text:s text:c="4"/>&lt;button type="button" onclick="addStandingCharge()"&gt;Add Standing Charge&lt;/button&gt;</text:p>
      <text:p text:style-name="Normal"/>
      <text:p text:style-name="Normal"><text:s text:c="4"/>&lt;div id="kvaChargeSection"&gt;</text:p>
      <text:p text:style-name="Normal"><text:s text:c="8"/>&lt;h3&gt;kVA Charge&lt;/h3&gt;</text:p>
      <text:p text:style-name="Normal"><text:s text:c="8"/>&lt;div class="field-group"&gt;</text:p>
      <text:p text:style-name="Normal"><text:s text:c="12"/>&lt;label for="kvaCharge"&gt;kVA Charge:&lt;/label&gt;</text:p>
      <text:p text:style-name="Normal"><text:s text:c="12"/>&lt;input type="text" name="kvaCharge" placeholder="e.g., 0.15"&gt;</text:p>
      <text:p text:style-name="Normal"><text:s text:c="12"/>&lt;label for="unitsForKvaCharge"&gt;Units for kVA Charge:&lt;/label&gt;</text:p>
      <text:p text:style-name="Normal"><text:s text:c="12"/>&lt;select name="unitsForKvaCharge"&gt;</text:p>
      <text:p text:style-name="Normal"><text:s text:c="16"/>&lt;option value="p/kVA/day"&gt;p/kVA/day&lt;/option&gt;</text:p>
      <text:p text:style-name="Normal"><text:s text:c="16"/>&lt;option value="£/kVA/day"&gt;£/kVA/day&lt;/option&gt;</text:p>
      <text:p text:style-name="Normal"><text:s text:c="16"/>&lt;option value="£/kVA/Month"&gt;£/kVA/Month&lt;/option&gt;</text:p>
      <text:p text:style-name="Normal"><text:s text:c="12"/>&lt;/select&gt;</text:p>
      <text:p text:style-name="Normal"><text:s text:c="12"/>&lt;label for="supplyKva"&gt;Supply kVA:&lt;/label&gt;</text:p>
      <text:p text:style-name="Normal"><text:s text:c="12"/>&lt;input type="text" name="supplyKva" placeholder="e.g., 50"&gt;</text:p>
      <text:p text:style-name="Normal"><text:s text:c="12"/>&lt;button type="button" onclick="removeFieldGroup(this)"&gt;Remove&lt;/button&gt;</text:p>
      <text:p text:style-name="Normal"><text:s text:c="8"/>&lt;/div&gt;</text:p>
      <text:p text:style-name="Normal"><text:s text:c="4"/>&lt;/div&gt;</text:p>
      <text:p text:style-name="Normal"><text:s text:c="4"/>&lt;button type="button" onclick="addKvaCharge()"&gt;Add kVA Charge&lt;/button&gt;</text:p>
      <text:p text:style-name="Normal"/>
      <text:p text:style-name="Normal"><text:s text:c="4"/>&lt;input type="button" value="Calculate APPU" onclick="calculateAppu()"&gt;</text:p>
      <text:p text:style-name="Normal">&lt;/form&gt;</text:p>
      <text:p text:style-name="Normal"/>
      <text:p text:style-name="Normal">&lt;div class="result" id="result"&gt;&lt;/div&gt;</text:p>
      <text:p text:style-name="Normal"/>
      <text:p text:style-name="Normal">&lt;script&gt;</text:p>
      <text:p text:style-name="Normal">function addEnergyUsage() {</text:p>
      <text:p text:style-name="Normal"><text:s text:c="4"/>const container = document.createElement('div');</text:p>
      <text:p text:style-name="Normal"><text:s text:c="4"/>container.className = 'field-group';</text:p>
      <text:p text:style-name="Normal"><text:s text:c="4"/>container.innerHTML = `</text:p>
      <text:p text:style-name="Normal"><text:s text:c="8"/>&lt;label for="annualDayUsage"&gt;Annual Day Usage (kWh):&lt;/label&gt;</text:p>
      <text:p text:style-name="Normal"><text:s text:c="8"/>&lt;input type="text" name="annualDayUsage" placeholder="e.g., 1000"&gt;</text:p>
      <text:p text:style-name="Normal"><text:s text:c="8"/>&lt;label for="dayRate"&gt;Day Rate (p/kWh):&lt;/label&gt;</text:p>
      <text:p text:style-name="Normal"><text:s text:c="8"/>&lt;input type="text" name="dayRate" placeholder="e.g., 15"&gt;</text:p>
      <text:p text:style-name="Normal"><text:s text:c="8"/>&lt;label for="annualNightUsage"&gt;Annual Night Usage (kWh):&lt;/label&gt;</text:p>
      <text:p text:style-name="Normal"><text:s text:c="8"/>&lt;input type="text" name="annualNightUsage" placeholder="e.g., 500"&gt;</text:p>
      <text:p text:style-name="Normal"><text:s text:c="8"/>&lt;label for="nightRate"&gt;Night Rate (p/kWh):&lt;/label&gt;</text:p>
      <text:p text:style-name="Normal"><text:s text:c="8"/>&lt;input type="text" name="nightRate" placeholder="e.g., 10"&gt;</text:p>
      <text:p text:style-name="Normal"><text:s text:c="8"/>&lt;label for="rate3Usage"&gt;Rate 3 Usage (kWh):&lt;/label&gt;</text:p>
      <text:p text:style-name="Normal"><text:s text:c="8"/>&lt;input type="text" name="rate3Usage" placeholder="e.g., 200"&gt;</text:p>
      <text:p text:style-name="Normal"><text:s text:c="8"/>&lt;label for="rate3Rate"&gt;Rate 3 Rate (p/kWh):&lt;/label&gt;</text:p>
      <text:p text:style-name="Normal"><text:s text:c="8"/>&lt;input type="text" name="rate3Rate" placeholder="e.g., 20"&gt;</text:p>
      <text:p text:style-name="Normal"><text:s text:c="8"/>&lt;button type="button" onclick="removeFieldGroup(this)"&gt;Remove&lt;/button&gt;</text:p>
      <text:p text:style-name="Normal"><text:s text:c="4"/>`;</text:p>
      <text:p text:style-name="Normal"><text:s text:c="4"/>document.getElementById('energyUsageSection').appendChild(container);</text:p>
      <text:p text:style-name="Normal">}</text:p>
      <text:p text:style-name="Normal"/>
      <text:p text:style-name="Normal">function addStandingCharge() {</text:p>
      <text:p text:style-name="Normal"><text:s text:c="4"/>const container = document.createElement('div');</text:p>
      <text:p text:style-name="Normal"><text:s text:c="4"/>container.className = 'field-group';</text:p>
      <text:p text:style-name="Normal"><text:s text:c="4"/>container.innerHTML = `</text:p>
      <text:p text:style-name="Normal"><text:s text:c="8"/>&lt;label for="standingCharge"&gt;Standing Charge:&lt;/label&gt;</text:p>
      <text:p text:style-name="Normal"><text:s text:c="8"/>&lt;input type="text" name="standingCharge" placeholder="e.g., 0.25"&gt;</text:p>
      <text:soft-page-break/>
      <text:p text:style-name="Normal"><text:s text:c="8"/>&lt;label for="unitsForStandingCharge"&gt;Units for Standing Charge:&lt;/label&gt;</text:p>
      <text:p text:style-name="Normal"><text:s text:c="8"/>&lt;select name="unitsForStandingCharge"&gt;</text:p>
      <text:p text:style-name="Normal"><text:s text:c="12"/>&lt;option value="p/day"&gt;p/day&lt;/option&gt;</text:p>
      <text:p text:style-name="Normal"><text:s text:c="12"/>&lt;option value="£/day"&gt;£/day&lt;/option&gt;</text:p>
      <text:p text:style-name="Normal"><text:s text:c="12"/>&lt;option value="£/Month"&gt;£/Month&lt;/option&gt;</text:p>
      <text:p text:style-name="Normal"><text:s text:c="8"/>&lt;/select&gt;</text:p>
      <text:p text:style-name="Normal"><text:s text:c="8"/>&lt;button type="button" onclick="removeFieldGroup(this)"&gt;Remove&lt;/button&gt;</text:p>
      <text:p text:style-name="Normal"><text:s text:c="4"/>`;</text:p>
      <text:p text:style-name="Normal"><text:s text:c="4"/>document.getElementById('standingChargeSection').appendChild(container);</text:p>
      <text:p text:style-name="Normal">}</text:p>
      <text:p text:style-name="Normal"/>
      <text:p text:style-name="Normal">function addKvaCharge() {</text:p>
      <text:p text:style-name="Normal"><text:s text:c="4"/>const container = document.createElement('div');</text:p>
      <text:p text:style-name="Normal"><text:s text:c="4"/>container.className = 'field-group';</text:p>
      <text:p text:style-name="Normal"><text:s text:c="4"/>container.innerHTML = `</text:p>
      <text:p text:style-name="Normal"><text:s text:c="8"/>&lt;label for="kvaCharge"&gt;kVA Charge:&lt;/label&gt;</text:p>
      <text:p text:style-name="Normal"><text:s text:c="8"/>&lt;input type="text" name="kvaCharge" placeholder="e.g., 0.15"&gt;</text:p>
      <text:p text:style-name="Normal"><text:s text:c="8"/>&lt;label for="unitsForKvaCharge"&gt;Units for kVA Charge:&lt;/label&gt;</text:p>
      <text:p text:style-name="Normal"><text:s text:c="8"/>&lt;select name="unitsForKvaCharge"&gt;</text:p>
      <text:p text:style-name="Normal"><text:s text:c="12"/>&lt;option value="p/kVA/day"&gt;p/kVA/day&lt;/option&gt;</text:p>
      <text:p text:style-name="Normal"><text:s text:c="12"/>&lt;option value="£/kVA/day"&gt;£/kVA/day&lt;/option&gt;</text:p>
      <text:p text:style-name="Normal"><text:s text:c="12"/>&lt;option value="£/kVA/Month"&gt;£/kVA/Month&lt;/option&gt;</text:p>
      <text:p text:style-name="Normal"><text:s text:c="8"/>&lt;/select&gt;</text:p>
      <text:p text:style-name="Normal"><text:s text:c="8"/>&lt;label for="supplyKva"&gt;Supply kVA:&lt;/label&gt;</text:p>
      <text:p text:style-name="Normal"><text:s text:c="8"/>&lt;input type="text" name="supplyKva" placeholder="e.g., 50"&gt;</text:p>
      <text:p text:style-name="Normal"><text:s text:c="8"/>&lt;button type="button" onclick="removeFieldGroup(this)"&gt;Remove&lt;/button&gt;</text:p>
      <text:p text:style-name="Normal"><text:s text:c="4"/>`;</text:p>
      <text:p text:style-name="Normal"><text:s text:c="4"/>document.getElementById('kvaChargeSection').appendChild(container);</text:p>
      <text:p text:style-name="Normal">}</text:p>
      <text:p text:style-name="Normal"/>
      <text:p text:style-name="Normal">function removeFieldGroup(button) {</text:p>
      <text:soft-page-break/>
      <text:p text:style-name="Normal"><text:s text:c="4"/>const fieldGroup = button.parentElement;</text:p>
      <text:p text:style-name="Normal"><text:s text:c="4"/>fieldGroup.parentElement.removeChild(fieldGroup);</text:p>
      <text:p text:style-name="Normal">}</text:p>
      <text:p text:style-name="Normal"/>
      <text:p text:style-name="Normal">function calculateAppu() {</text:p>
      <text:p text:style-name="Normal"><text:s text:c="4"/>// Retrieve multiple values for Energy Usage</text:p>
      <text:p text:style-name="Normal"><text:s text:c="4"/>const energyUsageSections = document.querySelectorAll("#energyUsageSection .field-group");</text:p>
      <text:p text:style-name="Normal"><text:s text:c="4"/>let totalDayUsage = 0, totalNightUsage = 0, totalRate3Usage = 0;</text:p>
      <text:p text:style-name="Normal"><text:s text:c="4"/>let totalAnnualEnergySpend = 0;</text:p>
      <text:p text:style-name="Normal"/>
      <text:p text:style-name="Normal"><text:s text:c="4"/>energyUsageSections.forEach(section =&gt; {</text:p>
      <text:p text:style-name="Normal"><text:s text:c="8"/>const dayUsage = parseFloat(section.querySelector("input[name='annualDayUsage']").value) || 0;</text:p>
      <text:p text:style-name="Normal"><text:s text:c="8"/>const dayRate = parseFloat(section.querySelector("input[name='dayRate']").value) || 0;</text:p>
      <text:p text:style-name="Normal"><text:s text:c="8"/>const nightUsage = parseFloat(section.querySelector("input[name='annualNightUsage']").value) || 0;</text:p>
      <text:p text:style-name="Normal"><text:s text:c="8"/>const nightRate = parseFloat(section.querySelector("input[name='nightRate']").value) || 0;</text:p>
      <text:p text:style-name="Normal"><text:s text:c="8"/>const rate3Usage = parseFloat(section.querySelector("input[name='rate3Usage']").value) || 0;</text:p>
      <text:p text:style-name="Normal"><text:s text:c="8"/>const rate3Rate = parseFloat(section.querySelector("input[name='rate3Rate']").value) || 0;</text:p>
      <text:p text:style-name="Normal"/>
      <text:p text:style-name="Normal"><text:s text:c="8"/>totalDayUsage += dayUsage;</text:p>
      <text:p text:style-name="Normal"><text:s text:c="8"/>totalNightUsage += nightUsage;</text:p>
      <text:p text:style-name="Normal"><text:s text:c="8"/>totalRate3Usage += rate3Usage;</text:p>
      <text:p text:style-name="Normal"/>
      <text:p text:style-name="Normal"><text:s text:c="8"/>totalAnnualEnergySpend += (dayUsage * dayRate + nightUsage * nightRate + rate3Usage * rate3Rate) / 100; <text:s/>// in £</text:p>
      <text:p text:style-name="Normal"><text:s text:c="4"/>});</text:p>
      <text:p text:style-name="Normal"/>
      <text:p text:style-name="Normal"><text:s text:c="4"/>// Retrieve multiple values for Standing Charges</text:p>
      <text:p text:style-name="Normal"><text:s text:c="4"/>const standingChargeSections = document.querySelectorAll("#standingChargeSection .field-group");</text:p>
      <text:soft-page-break/>
      <text:p text:style-name="Normal"><text:s text:c="4"/>let totalAnnualStandingChargeSpend = 0;</text:p>
      <text:p text:style-name="Normal"/>
      <text:p text:style-name="Normal"><text:s text:c="4"/>standingChargeSections.forEach(section =&gt; {</text:p>
      <text:p text:style-name="Normal"><text:s text:c="8"/>const standingCharge = parseFloat(section.querySelector("input[name='standingCharge']").value) || 0;</text:p>
      <text:p text:style-name="Normal"><text:s text:c="8"/>const unitsForStandingCharge = section.querySelector("select[name='unitsForStandingCharge']").value;</text:p>
      <text:p text:style-name="Normal"/>
      <text:p text:style-name="Normal"><text:s text:c="8"/>let standingChargePPerDay;</text:p>
      <text:p text:style-name="Normal"><text:s text:c="8"/>if (unitsForStandingCharge === "p/day") {</text:p>
      <text:p text:style-name="Normal"><text:s text:c="12"/>standingChargePPerDay = standingCharge;</text:p>
      <text:p text:style-name="Normal"><text:s text:c="8"/>} else if (unitsForStandingCharge === "£/day") {</text:p>
      <text:p text:style-name="Normal"><text:s text:c="12"/>standingChargePPerDay = standingCharge * 100;</text:p>
      <text:p text:style-name="Normal"><text:s text:c="8"/>} else if (unitsForStandingCharge === "£/Month") {</text:p>
      <text:p text:style-name="Normal"><text:s text:c="12"/>standingChargePPerDay = (standingCharge * 100) / 30.44;</text:p>
      <text:p text:style-name="Normal"><text:s text:c="8"/>}</text:p>
      <text:p text:style-name="Normal"/>
      <text:p text:style-name="Normal"><text:s text:c="8"/>totalAnnualStandingChargeSpend += (standingChargePPerDay * 365) / 100; <text:s/>// in £</text:p>
      <text:p text:style-name="Normal"><text:s text:c="4"/>});</text:p>
      <text:p text:style-name="Normal"/>
      <text:p text:style-name="Normal"><text:s text:c="4"/>// Retrieve multiple values for kVA Charges</text:p>
      <text:p text:style-name="Normal"><text:s text:c="4"/>const kvaChargeSections = document.querySelectorAll("#kvaChargeSection .field-group");</text:p>
      <text:p text:style-name="Normal"><text:s text:c="4"/>let totalAnnualKvaSpend = 0;</text:p>
      <text:p text:style-name="Normal"/>
      <text:p text:style-name="Normal"><text:s text:c="4"/>kvaChargeSections.forEach(section =&gt; {</text:p>
      <text:p text:style-name="Normal"><text:s text:c="8"/>const kvaCharge = parseFloat(section.querySelector("input[name='kvaCharge']").value) || 0;</text:p>
      <text:p text:style-name="Normal"><text:s text:c="8"/>const unitsForKvaCharge = section.querySelector("select[name='unitsForKvaCharge']").value;</text:p>
      <text:p text:style-name="Normal"><text:s text:c="8"/>const supplyKva = parseFloat(section.querySelector("input[name='supplyKva']").value) || 0;</text:p>
      <text:p text:style-name="Normal"/>
      <text:p text:style-name="Normal"><text:s text:c="8"/>let kvaChargePPerKvaDay;</text:p>
      <text:p text:style-name="Normal"><text:s text:c="8"/>if (unitsForKvaCharge === "p/kVA/day") {</text:p>
      <text:soft-page-break/>
      <text:p text:style-name="Normal"><text:s text:c="12"/>kvaChargePPerKvaDay = kvaCharge;</text:p>
      <text:p text:style-name="Normal"><text:s text:c="8"/>} else if (unitsForKvaCharge === "£/kVA/day") {</text:p>
      <text:p text:style-name="Normal"><text:s text:c="12"/>kvaChargePPerKvaDay = kvaCharge * 100;</text:p>
      <text:p text:style-name="Normal"><text:s text:c="8"/>} else if (unitsForKvaCharge === "£/kVA/Month") {</text:p>
      <text:p text:style-name="Normal"><text:s text:c="12"/>kvaChargePPerKvaDay = (kvaCharge * 100) / 30.44;</text:p>
      <text:p text:style-name="Normal"><text:s text:c="8"/>}</text:p>
      <text:p text:style-name="Normal"/>
      <text:p text:style-name="Normal"><text:s text:c="8"/>totalAnnualKvaSpend += (supplyKva * kvaChargePPerKvaDay * 365) / 100; <text:s/>// in £</text:p>
      <text:p text:style-name="Normal"><text:s text:c="4"/>});</text:p>
      <text:p text:style-name="Normal"/>
      <text:p text:style-name="Normal"><text:s text:c="4"/>// Calculate Total Annual Spend</text:p>
      <text:p text:style-name="Normal"><text:s text:c="4"/>const totalAnnualSpend = totalAnnualEnergySpend + totalAnnualStandingChargeSpend + totalAnnualKvaSpend; <text:s/>// in £</text:p>
      <text:p text:style-name="Normal"/>
      <text:p text:style-name="Normal"><text:s text:c="4"/>// Calculate APPU (p/kWh) using the new formula</text:p>
      <text:p text:style-name="Normal"><text:s text:c="4"/>const totalUsage = totalDayUsage + totalNightUsage + totalRate3Usage;</text:p>
      <text:p text:style-name="Normal"><text:s text:c="4"/>const appuPPerKwh = (totalAnnualSpend / totalUsage) * 100; <text:s/>// in p/kWh</text:p>
      <text:p text:style-name="Normal"/>
      <text:p text:style-name="Normal"><text:s text:c="4"/>// Display Results</text:p>
      <text:p text:style-name="Normal"><text:s text:c="4"/>const resultDiv = document.getElementById("result");</text:p>
      <text:p text:style-name="Normal"><text:s text:c="4"/>resultDiv.innerHTML = `</text:p>
      <text:p text:style-name="Normal"><text:s text:c="8"/>&lt;p&gt;&lt;b&gt;Estimated Annual Energy Spend (£):&lt;/b&gt; ${totalAnnualEnergySpend.toFixed(2)}&lt;/p&gt;</text:p>
      <text:p text:style-name="Normal"><text:s text:c="8"/>&lt;p&gt;&lt;b&gt;Estimated Annual Standing Charge Spend (£):&lt;/b&gt; ${totalAnnualStandingChargeSpend.toFixed(2)}&lt;/p&gt;</text:p>
      <text:p text:style-name="Normal"><text:s text:c="8"/>&lt;p&gt;&lt;b&gt;Estimated Annual kVA Spend (£):&lt;/b&gt; ${totalAnnualKvaSpend.toFixed(2)}&lt;/p&gt;</text:p>
      <text:p text:style-name="Normal"><text:s text:c="8"/>&lt;p&gt;&lt;b&gt;Total Annual Spend (£):&lt;/b&gt; ${totalAnnualSpend.toFixed(2)}&lt;/p&gt;</text:p>
      <text:p text:style-name="Normal"><text:s text:c="8"/>&lt;p&gt;&lt;b&gt;APPU (p/kWh):&lt;/b&gt; ${appuPPerKwh.toFixed(2)}&lt;/p&gt;</text:p>
      <text:p text:style-name="Normal"><text:s text:c="4"/>`;</text:p>
      <text:p text:style-name="Normal">}</text:p>
      <text:p text:style-name="Normal">&lt;/script&gt;</text:p>
      <text:p text:style-name="Normal"/>
      <text:p text:style-name="Normal">&lt;/body&gt;</text:p>
      <text:soft-page-break/>
      <text:p text:style-name="Normal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hahid Siddiqui - Nationwide Utilities</meta:initial-creator>
    <dc:creator>Shahid Siddiqui - Nationwide Utilities</dc:creator>
    <meta:creation-date>2024-05-08T14:48:00Z</meta:creation-date>
    <dc:date>2024-05-08T14:48:00Z</dc:date>
    <meta:template xlink:href="Normal" xlink:type="simple"/>
    <meta:editing-cycles>2</meta:editing-cycles>
    <meta:editing-duration>PT0S</meta:editing-duration>
    <meta:document-statistic meta:page-count="10" meta:paragraph-count="22" meta:word-count="1712" meta:character-count="11453" meta:row-count="81" meta:non-whitespace-character-count="9763"/>
  </office:meta>
</office:document-meta>
</file>